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ilterTest_field_boolean.test_toJS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FilterTest_field_boolean.test_valu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_boolean.test_valuefilte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_boolean.test_valuefilte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_boolean.test_valu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_boolean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